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44pt"/>
    </style:style>
    <style:style style:name="co2" style:family="table-column">
      <style:table-column-properties fo:break-before="auto" style:column-width="77.05pt"/>
    </style:style>
    <style:style style:name="co3" style:family="table-column">
      <style:table-column-properties fo:break-before="auto" style:column-width="64.86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42.94pt"/>
    </style:style>
    <style:style style:name="co6" style:family="table-column">
      <style:table-column-properties fo:break-before="auto" style:column-width="46.2pt"/>
    </style:style>
    <style:style style:name="co7" style:family="table-column">
      <style:table-column-properties fo:break-before="auto" style:column-width="70.55pt"/>
    </style:style>
    <style:style style:name="co8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15pt" svg:height="254.41pt" svg:x="1073.74pt" svg:y="34.36pt">
            <loext:p draw:notify-on-update-of-ranges="Sheet1.B3:Sheet1.B29 Sheet1.C3:Sheet1.C29 Sheet1.B3:Sheet1.B29 Sheet1.H3:Sheet1.H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94pt" svg:height="254.41pt" svg:x="1072.97pt" svg:y="308.81pt">
            <loext:p draw:notify-on-update-of-ranges="Sheet1.B3:Sheet1.B26 Sheet1.D3:Sheet1.D26 Sheet1.B3:Sheet1.B26 Sheet1.I3:Sheet1.I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15pt" svg:height="254.41pt" svg:x="566.42pt" svg:y="288pt">
            <loext:p draw:notify-on-update-of-ranges="Sheet1.B3:Sheet1.B5 Sheet1.B9:Sheet1.B14  Sheet1.C3:Sheet1.C5 Sheet1.C9:Sheet1.C14 Sheet1.B3:Sheet1.B5 Sheet1.B9:Sheet1.B14  Sheet1.H3:Sheet1.H5 Sheet1.H9:Sheet1.H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15pt" svg:height="254.41pt" svg:x="1077.02pt" svg:y="34.36pt">
            <loext:p draw:notify-on-update-of-ranges="Sheet1.B3:Sheet1.B29 Sheet1.C3:Sheet1.C29 Sheet1.B3:Sheet1.B29 Sheet1.H3:Sheet1.H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97pt" svg:height="254.41pt" svg:x="290.61pt" svg:y="539.21pt">
            <loext:p draw:notify-on-update-of-ranges="Sheet1.A34:Sheet1.A34 Sheet1.A35:Sheet1.A43 Sheet1.B35:Sheet1.B43 Sheet1.A34:Sheet1.A34 Sheet1.A35:Sheet1.A43 Sheet1.C35:Sheet1.C4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4"/>
        <table:table-column table:style-name="co7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4"/>
        <table:table-column table:style-name="co8" table:default-cell-style-name="ce7"/>
        <table:table-column table:style-name="co8" table:number-columns-repeated="3" table:default-cell-style-name="Default"/>
        <table:table-column table:style-name="co8" table:default-cell-style-name="ce4"/>
        <table:table-column table:style-name="co8" table:number-columns-repeated="1007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 table:number-columns-spanned="5" table:number-rows-spanned="1">
            <text:p>Original</text:p>
          </table:table-cell>
          <table:covered-table-cell table:style-name="ce10"/>
          <table:covered-table-cell table:number-columns-repeated="3" table:style-name="ce6"/>
          <table:table-cell table:style-name="ce5" office:value-type="string" calcext:value-type="string" table:number-columns-spanned="5" table:number-rows-spanned="1">
            <text:p>Mounted</text:p>
          </table:table-cell>
          <table:covered-table-cell table:number-columns-repeated="4" table:style-name="ce6"/>
          <table:table-cell table:style-name="ce13" office:value-type="string" calcext:value-type="string" table:number-columns-spanned="5" table:number-rows-spanned="1">
            <text:p>Average Original</text:p>
          </table:table-cell>
          <table:covered-table-cell table:number-columns-repeated="4" table:style-name="ce6"/>
          <table:table-cell table:number-columns-repeated="1007"/>
        </table:table-row>
        <table:table-row table:style-name="ro1">
          <table:table-cell table:style-name="ce1" office:value-type="string" calcext:value-type="string">
            <text:p>Directory Depth</text:p>
          </table:table-cell>
          <table:table-cell table:style-name="ce1" office:value-type="string" calcext:value-type="string">
            <text:p>File Size (kB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speed (MB/s)</text:p>
          </table:table-cell>
          <table:table-cell table:style-name="ce6" office:value-type="string" calcext:value-type="string">
            <text:p>real (s)</text:p>
          </table:table-cell>
          <table:table-cell table:style-name="ce6" office:value-type="string" calcext:value-type="string">
            <text:p>user (s)</text:p>
          </table:table-cell>
          <table:table-cell table:style-name="ce6" office:value-type="string" calcext:value-type="string">
            <text:p>sys (s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speed (MB/s)</text:p>
          </table:table-cell>
          <table:table-cell table:style-name="ce6" office:value-type="string" calcext:value-type="string">
            <text:p>real (s)</text:p>
          </table:table-cell>
          <table:table-cell table:style-name="ce6" office:value-type="string" calcext:value-type="string">
            <text:p>user (s)</text:p>
          </table:table-cell>
          <table:table-cell table:style-name="ce6" office:value-type="string" calcext:value-type="string">
            <text:p>sys (s)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03019" calcext:value-type="float">
            <text:p>0.00103019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956" calcext:value-type="float">
            <text:p>0.0025956</text:p>
          </table:table-cell>
          <table:table-cell office:value-type="float" office:value="1.6" calcext:value-type="float">
            <text:p>1.6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C3:.C5])" office:value-type="float" office:value="0.000868656666666667" calcext:value-type="float">
            <text:p>0.0008686567</text:p>
          </table:table-cell>
          <table:table-cell table:formula="of:=AVERAGE([.D3:.D5])" office:value-type="float" office:value="5.16666666666667" calcext:value-type="float">
            <text:p>5.1666666667</text:p>
          </table:table-cell>
          <table:table-cell table:formula="of:=AVERAGE([.E3:.E5])" office:value-type="float" office:value="0.005" calcext:value-type="float">
            <text:p>0.005</text:p>
          </table:table-cell>
          <table:table-cell table:formula="of:=AVERAGE([.F3:.F5])" office:value-type="float" office:value="0" calcext:value-type="float">
            <text:p>0</text:p>
          </table:table-cell>
          <table:table-cell table:formula="of:=AVERAGE([.G3:.G5])" office:value-type="float" office:value="0.00133333333333333" calcext:value-type="float">
            <text:p>0.0013333333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02634" calcext:value-type="float">
            <text:p>0.00102634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0389" calcext:value-type="float">
            <text:p>0.00100389</text:p>
          </table:table-cell>
          <table:table-cell office:value-type="float" office:value="4.1" calcext:value-type="float">
            <text:p>4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54944" calcext:value-type="float">
            <text:p>0.00054944</text:p>
          </table:table-cell>
          <table:table-cell office:value-type="float" office:value="7.5" calcext:value-type="float">
            <text:p>7.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95792" calcext:value-type="float">
            <text:p>0.000695792</text:p>
          </table:table-cell>
          <table:table-cell office:value-type="float" office:value="5.9" calcext:value-type="float">
            <text:p>5.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491544" calcext:value-type="float">
            <text:p>0.004915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.0017541" calcext:value-type="float">
            <text:p>0.001754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39" calcext:value-type="float">
            <text:p>0.039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AVERAGE([.C6:.C8])" office:value-type="float" office:value="0.002352892" calcext:value-type="float">
            <text:p>0.002352892</text:p>
          </table:table-cell>
          <table:table-cell table:formula="of:=AVERAGE([.D6:.D8])" office:value-type="float" office:value="18.1333333333333" calcext:value-type="float">
            <text:p>18.1333333333</text:p>
          </table:table-cell>
          <table:table-cell table:formula="of:=AVERAGE([.E6:.E8])" office:value-type="float" office:value="0.007" calcext:value-type="float">
            <text:p>0.007</text:p>
          </table:table-cell>
          <table:table-cell table:formula="of:=AVERAGE([.F6:.F8])" office:value-type="float" office:value="0" calcext:value-type="float">
            <text:p>0</text:p>
          </table:table-cell>
          <table:table-cell table:formula="of:=AVERAGE([.G6:.G8])" office:value-type="float" office:value="0" calcext:value-type="float">
            <text:p>0</text:p>
          </table:table-cell>
          <table:table-cell table:style-name="ce2"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000785946" calcext:value-type="float">
            <text:p>0.000785946</text:p>
          </table:table-cell>
          <table:table-cell office:value-type="float" office:value="31.3" calcext:value-type="float">
            <text:p>31.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1933" calcext:value-type="float">
            <text:p>0.00131933</text:p>
          </table:table-cell>
          <table:table-cell office:value-type="float" office:value="18.6" calcext:value-type="float">
            <text:p>18.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00135729" calcext:value-type="float">
            <text:p>0.00135729</text:p>
          </table:table-cell>
          <table:table-cell office:value-type="float" office:value="18.1" calcext:value-type="float">
            <text:p>18.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168" calcext:value-type="float">
            <text:p>0.00136168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float" office:value="0.00708447" calcext:value-type="float">
            <text:p>0.007084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008" calcext:value-type="float">
            <text:p>0.008</text:p>
          </table:table-cell>
          <table:table-cell table:style-name="ce8" office:value-type="float" office:value="0.0163708" calcext:value-type="float">
            <text:p>0.0163708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04" calcext:value-type="float">
            <text:p>0.004</text:p>
          </table:table-cell>
          <table:table-cell table:style-name="ce3" office:value-type="float" office:value="0.004" calcext:value-type="float">
            <text:p>0.004</text:p>
          </table:table-cell>
          <table:table-cell table:formula="of:=AVERAGE([.C9:.C11])" office:value-type="float" office:value="0.00777165" calcext:value-type="float">
            <text:p>0.00777165</text:p>
          </table:table-cell>
          <table:table-cell table:formula="of:=AVERAGE([.D9:.D11])" office:value-type="float" office:value="135.666666666667" calcext:value-type="float">
            <text:p>135.6666666667</text:p>
          </table:table-cell>
          <table:table-cell table:formula="of:=AVERAGE([.E9:.E11])" office:value-type="float" office:value="0.0143333333333333" calcext:value-type="float">
            <text:p>0.0143333333</text:p>
          </table:table-cell>
          <table:table-cell table:formula="of:=AVERAGE([.F9:.F11])" office:value-type="float" office:value="0" calcext:value-type="float">
            <text:p>0</text:p>
          </table:table-cell>
          <table:table-cell table:formula="of:=AVERAGE([.G9:.G11])" office:value-type="float" office:value="0.00666666666666667" calcext:value-type="float">
            <text:p>0.0066666667</text:p>
          </table:table-cell>
          <table:table-cell table:style-name="ce2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.00790323" calcext:value-type="float">
            <text:p>0.00790323</text:p>
          </table:table-cell>
          <table:table-cell office:value-type="float" office:value="133" calcext:value-type="float">
            <text:p>133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03537" calcext:value-type="float">
            <text:p>0.0103537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.00832725" calcext:value-type="float">
            <text:p>0.00832725</text:p>
          </table:table-cell>
          <table:table-cell office:value-type="float" office:value="126" calcext:value-type="float">
            <text:p>126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2369" calcext:value-type="float">
            <text:p>0.0102369</text:p>
          </table:table-cell>
          <table:table-cell office:value-type="float" office:value="102" calcext:value-type="float">
            <text:p>10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096" calcext:value-type="float">
            <text:p>4096</text:p>
          </table:table-cell>
          <table:table-cell table:style-name="ce8" office:value-type="float" office:value="0.0235701" calcext:value-type="float">
            <text:p>0.023570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016" calcext:value-type="float">
            <text:p>0.016</text:p>
          </table:table-cell>
          <table:table-cell table:style-name="ce8" office:value-type="float" office:value="0.0871299" calcext:value-type="float">
            <text:p>0.0871299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0.095" calcext:value-type="float">
            <text:p>0.09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024" calcext:value-type="float">
            <text:p>0.024</text:p>
          </table:table-cell>
          <table:table-cell table:formula="of:=AVERAGE([.C12:.C14])" office:value-type="float" office:value="0.0244131333333333" calcext:value-type="float">
            <text:p>0.0244131333</text:p>
          </table:table-cell>
          <table:table-cell table:formula="of:=AVERAGE([.D12:.D14])" office:value-type="float" office:value="174.333333333333" calcext:value-type="float">
            <text:p>174.3333333333</text:p>
          </table:table-cell>
          <table:table-cell table:formula="of:=AVERAGE([.E12:.E14])" office:value-type="float" office:value="0.03" calcext:value-type="float">
            <text:p>0.03</text:p>
          </table:table-cell>
          <table:table-cell table:formula="of:=AVERAGE([.F12:.F14])" office:value-type="float" office:value="0.00133333333333333" calcext:value-type="float">
            <text:p>0.0013333333</text:p>
          </table:table-cell>
          <table:table-cell table:formula="of:=AVERAGE([.G12:.G14])" office:value-type="float" office:value="0.0173333333333333" calcext:value-type="float">
            <text:p>0.0173333333</text:p>
          </table:table-cell>
          <table:table-cell table:style-name="ce2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.0212216" calcext:value-type="float">
            <text:p>0.0212216</text:p>
          </table:table-cell>
          <table:table-cell office:value-type="float" office:value="198" calcext:value-type="float">
            <text:p>198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82175" calcext:value-type="float">
            <text:p>0.0582175</text:p>
          </table:table-cell>
          <table:table-cell office:value-type="float" office:value="72" calcext:value-type="float">
            <text:p>72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.0284477" calcext:value-type="float">
            <text:p>0.0284477</text:p>
          </table:table-cell>
          <table:table-cell office:value-type="float" office:value="147" calcext:value-type="float">
            <text:p>14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92768" calcext:value-type="float">
            <text:p>0.0492768</text:p>
          </table:table-cell>
          <table:table-cell office:value-type="float" office:value="85.1" calcext:value-type="float">
            <text:p>85.1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28" calcext:value-type="float">
            <text:p>0.028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8192" calcext:value-type="float">
            <text:p>8192</text:p>
          </table:table-cell>
          <table:table-cell table:style-name="ce8" office:value-type="float" office:value="0.0660996" calcext:value-type="float">
            <text:p>0.066099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258" calcext:value-type="float">
            <text:p>0.258</text:p>
          </table:table-cell>
          <table:table-cell table:style-name="ce2" office:value-type="float" office:value="0.008" calcext:value-type="float">
            <text:p>0.008</text:p>
          </table:table-cell>
          <table:table-cell table:style-name="ce3" office:value-type="float" office:value="0.028" calcext:value-type="float">
            <text:p>0.028</text:p>
          </table:table-cell>
          <table:table-cell table:style-name="ce8" office:value-type="float" office:value="0.227212" calcext:value-type="float">
            <text:p>0.227212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0.231" calcext:value-type="float">
            <text:p>0.231</text:p>
          </table:table-cell>
          <table:table-cell table:style-name="ce2" office:value-type="float" office:value="0.016" calcext:value-type="float">
            <text:p>0.016</text:p>
          </table:table-cell>
          <table:table-cell table:style-name="ce3" office:value-type="float" office:value="0.012" calcext:value-type="float">
            <text:p>0.012</text:p>
          </table:table-cell>
          <table:table-cell table:formula="of:=AVERAGE([.C15:.C17])" office:value-type="float" office:value="0.0540416" calcext:value-type="float">
            <text:p>0.0540416</text:p>
          </table:table-cell>
          <table:table-cell table:formula="of:=AVERAGE([.D15:.D17])" office:value-type="float" office:value="158.666666666667" calcext:value-type="float">
            <text:p>158.6666666667</text:p>
          </table:table-cell>
          <table:table-cell table:formula="of:=AVERAGE([.E15:.E17])" office:value-type="float" office:value="0.120666666666667" calcext:value-type="float">
            <text:p>0.1206666667</text:p>
          </table:table-cell>
          <table:table-cell table:formula="of:=AVERAGE([.F15:.F17])" office:value-type="float" office:value="0.00533333333333333" calcext:value-type="float">
            <text:p>0.0053333333</text:p>
          </table:table-cell>
          <table:table-cell table:formula="of:=AVERAGE([.G15:.G17])" office:value-type="float" office:value="0.028" calcext:value-type="float">
            <text:p>0.028</text:p>
          </table:table-cell>
          <table:table-cell table:style-name="ce2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0.0465215" calcext:value-type="float">
            <text:p>0.0465215</text:p>
          </table:table-cell>
          <table:table-cell office:value-type="float" office:value="180" calcext:value-type="float">
            <text:p>18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172399" calcext:value-type="float">
            <text:p>0.172399</text:p>
          </table:table-cell>
          <table:table-cell office:value-type="float" office:value="48.7" calcext:value-type="float">
            <text:p>48.7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0.0495037" calcext:value-type="float">
            <text:p>0.0495037</text:p>
          </table:table-cell>
          <table:table-cell office:value-type="float" office:value="169" calcext:value-type="float">
            <text:p>1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187154" calcext:value-type="float">
            <text:p>0.187154</text:p>
          </table:table-cell>
          <table:table-cell office:value-type="float" office:value="44.8" calcext:value-type="float">
            <text:p>44.8</text:p>
          </table:table-cell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6388" calcext:value-type="float">
            <text:p>16388</text:p>
          </table:table-cell>
          <table:table-cell table:style-name="ce8" office:value-type="float" office:value="0.0963167" calcext:value-type="float">
            <text:p>0.0963167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0.103" calcext:value-type="float">
            <text:p>0.103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56" calcext:value-type="float">
            <text:p>0.056</text:p>
          </table:table-cell>
          <table:table-cell table:style-name="ce8" office:value-type="float" office:value="0.543861" calcext:value-type="float">
            <text:p>0.54386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0.549" calcext:value-type="float">
            <text:p>0.549</text:p>
          </table:table-cell>
          <table:table-cell table:style-name="ce2" office:value-type="float" office:value="0.016" calcext:value-type="float">
            <text:p>0.016</text:p>
          </table:table-cell>
          <table:table-cell table:style-name="ce3" office:value-type="float" office:value="0.064" calcext:value-type="float">
            <text:p>0.064</text:p>
          </table:table-cell>
          <table:table-cell table:formula="of:=AVERAGE([.C18:.C20])" office:value-type="float" office:value="0.0919962333333333" calcext:value-type="float">
            <text:p>0.0919962333</text:p>
          </table:table-cell>
          <table:table-cell table:formula="of:=AVERAGE([.D18:.D20])" office:value-type="float" office:value="182.333333333333" calcext:value-type="float">
            <text:p>182.3333333333</text:p>
          </table:table-cell>
          <table:table-cell table:formula="of:=AVERAGE([.E18:.E20])" office:value-type="float" office:value="0.0976666666666667" calcext:value-type="float">
            <text:p>0.0976666667</text:p>
          </table:table-cell>
          <table:table-cell table:formula="of:=AVERAGE([.F18:.F20])" office:value-type="float" office:value="0.00533333333333333" calcext:value-type="float">
            <text:p>0.0053333333</text:p>
          </table:table-cell>
          <table:table-cell table:formula="of:=AVERAGE([.G18:.G20])" office:value-type="float" office:value="0.056" calcext:value-type="float">
            <text:p>0.056</text:p>
          </table:table-cell>
          <table:table-cell table:style-name="ce2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88" calcext:value-type="float">
            <text:p>16388</text:p>
          </table:table-cell>
          <table:table-cell office:value-type="float" office:value="0.0899748" calcext:value-type="float">
            <text:p>0.0899748</text:p>
          </table:table-cell>
          <table:table-cell office:value-type="float" office:value="186" calcext:value-type="float">
            <text:p>1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6" calcext:value-type="float">
            <text:p>0.056</text:p>
          </table:table-cell>
          <table:table-cell office:value-type="float" office:value="0.650123" calcext:value-type="float">
            <text:p>0.650123</text:p>
          </table:table-cell>
          <table:table-cell office:value-type="float" office:value="25.8" calcext:value-type="float">
            <text:p>25.8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88" calcext:value-type="float">
            <text:p>0.08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88" calcext:value-type="float">
            <text:p>16388</text:p>
          </table:table-cell>
          <table:table-cell office:value-type="float" office:value="0.0896972" calcext:value-type="float">
            <text:p>0.0896972</text:p>
          </table:table-cell>
          <table:table-cell office:value-type="float" office:value="187" calcext:value-type="float">
            <text:p>1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6" calcext:value-type="float">
            <text:p>0.056</text:p>
          </table:table-cell>
          <table:table-cell office:value-type="float" office:value="0.54034" calcext:value-type="float">
            <text:p>0.54034</text:p>
          </table:table-cell>
          <table:table-cell office:value-type="float" office:value="31" calcext:value-type="float">
            <text:p>31</text:p>
          </table:table-cell>
          <table:table-cell office:value-type="float" office:value="0.546" calcext:value-type="float">
            <text:p>0.54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6" calcext:value-type="float">
            <text:p>0.076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2772" calcext:value-type="float">
            <text:p>32772</text:p>
          </table:table-cell>
          <table:table-cell table:style-name="ce8" office:value-type="float" office:value="0.168859" calcext:value-type="float">
            <text:p>0.168859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0.368" calcext:value-type="float">
            <text:p>0.368</text:p>
          </table:table-cell>
          <table:table-cell table:style-name="ce2" office:value-type="float" office:value="0.008" calcext:value-type="float">
            <text:p>0.008</text:p>
          </table:table-cell>
          <table:table-cell table:style-name="ce3" office:value-type="float" office:value="0.112" calcext:value-type="float">
            <text:p>0.112</text:p>
          </table:table-cell>
          <table:table-cell table:style-name="ce8" office:value-type="float" office:value="0.546483" calcext:value-type="float">
            <text:p>0.546483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553" calcext:value-type="float">
            <text:p>0.553</text:p>
          </table:table-cell>
          <table:table-cell table:style-name="ce2" office:value-type="float" office:value="0.008" calcext:value-type="float">
            <text:p>0.008</text:p>
          </table:table-cell>
          <table:table-cell table:style-name="ce3" office:value-type="float" office:value="0.084" calcext:value-type="float">
            <text:p>0.084</text:p>
          </table:table-cell>
          <table:table-cell table:formula="of:=AVERAGE([.C21:.C23])" office:value-type="float" office:value="0.174129666666667" calcext:value-type="float">
            <text:p>0.1741296667</text:p>
          </table:table-cell>
          <table:table-cell table:formula="of:=AVERAGE([.D21:.D23])" office:value-type="float" office:value="192.666666666667" calcext:value-type="float">
            <text:p>192.6666666667</text:p>
          </table:table-cell>
          <table:table-cell table:formula="of:=AVERAGE([.E21:.E23])" office:value-type="float" office:value="0.243" calcext:value-type="float">
            <text:p>0.243</text:p>
          </table:table-cell>
          <table:table-cell table:formula="of:=AVERAGE([.F21:.F23])" office:value-type="float" office:value="0.00933333333333333" calcext:value-type="float">
            <text:p>0.0093333333</text:p>
          </table:table-cell>
          <table:table-cell table:formula="of:=AVERAGE([.G21:.G23])" office:value-type="float" office:value="0.112666666666667" calcext:value-type="float">
            <text:p>0.1126666667</text:p>
          </table:table-cell>
          <table:table-cell table:style-name="ce2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72" calcext:value-type="float">
            <text:p>32772</text:p>
          </table:table-cell>
          <table:table-cell office:value-type="float" office:value="0.174551" calcext:value-type="float">
            <text:p>0.174551</text:p>
          </table:table-cell>
          <table:table-cell office:value-type="float" office:value="192" calcext:value-type="float">
            <text:p>192</text:p>
          </table:table-cell>
          <table:table-cell office:value-type="float" office:value="0.177" calcext:value-type="float">
            <text:p>0.177</text:p>
          </table:table-cell>
          <table:table-cell office:value-type="float" office:value="0.012" calcext:value-type="float">
            <text:p>0.0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545835" calcext:value-type="float">
            <text:p>0.545835</text:p>
          </table:table-cell>
          <table:table-cell office:value-type="float" office:value="30.7" calcext:value-type="float">
            <text:p>30.7</text:p>
          </table:table-cell>
          <table:table-cell office:value-type="float" office:value="0.553" calcext:value-type="float">
            <text:p>0.55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6" calcext:value-type="float">
            <text:p>0.076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72" calcext:value-type="float">
            <text:p>32772</text:p>
          </table:table-cell>
          <table:table-cell office:value-type="float" office:value="0.178979" calcext:value-type="float">
            <text:p>0.178979</text:p>
          </table:table-cell>
          <table:table-cell office:value-type="float" office:value="187" calcext:value-type="float">
            <text:p>187</text:p>
          </table:table-cell>
          <table:table-cell office:value-type="float" office:value="0.184" calcext:value-type="float">
            <text:p>0.184</text:p>
          </table:table-cell>
          <table:table-cell office:value-type="float" office:value="0.008" calcext:value-type="float">
            <text:p>0.0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541796" calcext:value-type="float">
            <text:p>0.541796</text:p>
          </table:table-cell>
          <table:table-cell office:value-type="float" office:value="31" calcext:value-type="float">
            <text:p>31</text:p>
          </table:table-cell>
          <table:table-cell office:value-type="float" office:value="0.551" calcext:value-type="float">
            <text:p>0.55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5540" calcext:value-type="float">
            <text:p>65540</text:p>
          </table:table-cell>
          <table:table-cell table:style-name="ce8" office:value-type="float" office:value="0.354608" calcext:value-type="float">
            <text:p>0.35460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0.363" calcext:value-type="float">
            <text:p>0.363</text:p>
          </table:table-cell>
          <table:table-cell table:style-name="ce2" office:value-type="float" office:value="0.028" calcext:value-type="float">
            <text:p>0.028</text:p>
          </table:table-cell>
          <table:table-cell table:style-name="ce3" office:value-type="float" office:value="0.212" calcext:value-type="float">
            <text:p>0.212</text:p>
          </table:table-cell>
          <table:table-cell table:style-name="ce8" office:value-type="float" office:value="16.2946" calcext:value-type="float">
            <text:p>16.294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6.303" calcext:value-type="float">
            <text:p>16.303</text:p>
          </table:table-cell>
          <table:table-cell table:style-name="ce2" office:value-type="float" office:value="0.016" calcext:value-type="float">
            <text:p>0.016</text:p>
          </table:table-cell>
          <table:table-cell table:style-name="ce3" office:value-type="float" office:value="0.312" calcext:value-type="float">
            <text:p>0.312</text:p>
          </table:table-cell>
          <table:table-cell table:formula="of:=AVERAGE([.C24:.C26])" office:value-type="float" office:value="0.355868" calcext:value-type="float">
            <text:p>0.355868</text:p>
          </table:table-cell>
          <table:table-cell table:formula="of:=AVERAGE([.D24:.D26])" office:value-type="float" office:value="188.333333333333" calcext:value-type="float">
            <text:p>188.3333333333</text:p>
          </table:table-cell>
          <table:table-cell table:formula="of:=AVERAGE([.E24:.E26])" office:value-type="float" office:value="0.363" calcext:value-type="float">
            <text:p>0.363</text:p>
          </table:table-cell>
          <table:table-cell table:formula="of:=AVERAGE([.F24:.F26])" office:value-type="float" office:value="0.0226666666666667" calcext:value-type="float">
            <text:p>0.0226666667</text:p>
          </table:table-cell>
          <table:table-cell table:formula="of:=AVERAGE([.G24:.G26])" office:value-type="float" office:value="0.218666666666667" calcext:value-type="float">
            <text:p>0.2186666667</text:p>
          </table:table-cell>
          <table:table-cell table:style-name="ce2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440" calcext:value-type="float">
            <text:p>65440</text:p>
          </table:table-cell>
          <table:table-cell office:value-type="float" office:value="0.356352" calcext:value-type="float">
            <text:p>0.356352</text:p>
          </table:table-cell>
          <table:table-cell office:value-type="float" office:value="188" calcext:value-type="float">
            <text:p>188</text:p>
          </table:table-cell>
          <table:table-cell office:value-type="float" office:value="0.363" calcext:value-type="float">
            <text:p>0.363</text:p>
          </table:table-cell>
          <table:table-cell office:value-type="float" office:value="0.016" calcext:value-type="float">
            <text:p>0.016</text:p>
          </table:table-cell>
          <table:table-cell office:value-type="float" office:value="0.224" calcext:value-type="float">
            <text:p>0.224</text:p>
          </table:table-cell>
          <table:table-cell office:value-type="float" office:value="16.3094" calcext:value-type="float">
            <text:p>16.3094</text:p>
          </table:table-cell>
          <table:table-cell office:value-type="float" office:value="4.1" calcext:value-type="float">
            <text:p>4.1</text:p>
          </table:table-cell>
          <table:table-cell office:value-type="float" office:value="16.31" calcext:value-type="float">
            <text:p>16.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292" calcext:value-type="float">
            <text:p>0.29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440" calcext:value-type="float">
            <text:p>65440</text:p>
          </table:table-cell>
          <table:table-cell office:value-type="float" office:value="0.356644" calcext:value-type="float">
            <text:p>0.356644</text:p>
          </table:table-cell>
          <table:table-cell office:value-type="float" office:value="188" calcext:value-type="float">
            <text:p>188</text:p>
          </table:table-cell>
          <table:table-cell office:value-type="float" office:value="0.363" calcext:value-type="float">
            <text:p>0.363</text:p>
          </table:table-cell>
          <table:table-cell office:value-type="float" office:value="0.024" calcext:value-type="float">
            <text:p>0.024</text:p>
          </table:table-cell>
          <table:table-cell office:value-type="float" office:value="0.22" calcext:value-type="float">
            <text:p>0.22</text:p>
          </table:table-cell>
          <table:table-cell office:value-type="float" office:value="16.7248" calcext:value-type="float">
            <text:p>16.7248</text:p>
          </table:table-cell>
          <table:table-cell office:value-type="float" office:value="4" calcext:value-type="float">
            <text:p>4</text:p>
          </table:table-cell>
          <table:table-cell office:value-type="float" office:value="16.733" calcext:value-type="float">
            <text:p>16.733</text:p>
          </table:table-cell>
          <table:table-cell office:value-type="float" office:value="0.02" calcext:value-type="float">
            <text:p>0.02</text:p>
          </table:table-cell>
          <table:table-cell office:value-type="float" office:value="0.308" calcext:value-type="float">
            <text:p>0.30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8"/>
          <table:table-cell table:style-name="ce2" table:number-columns-repeated="3"/>
          <table:table-cell table:style-name="ce3"/>
          <table:table-cell table:style-name="ce8"/>
          <table:table-cell table:style-name="ce2" table:number-columns-repeated="3"/>
          <table:table-cell table:style-name="ce3"/>
          <table:table-cell table:style-name="ce2"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float" office:value="1044316" calcext:value-type="float">
            <text:p>1044316</text:p>
          </table:table-cell>
          <table:table-cell table:style-name="ce8" office:value-type="float" office:value="5.95201" calcext:value-type="float">
            <text:p>5.9520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.959" calcext:value-type="float">
            <text:p>5.959</text:p>
          </table:table-cell>
          <table:table-cell table:style-name="ce2" office:value-type="float" office:value="0.304" calcext:value-type="float">
            <text:p>0.304</text:p>
          </table:table-cell>
          <table:table-cell table:style-name="ce3" office:value-type="float" office:value="3.16" calcext:value-type="float">
            <text:p>3.16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044316" calcext:value-type="float">
            <text:p>1044316</text:p>
          </table:table-cell>
          <table:table-cell office:value-type="float" office:value="5.68633" calcext:value-type="float">
            <text:p>5.68633</text:p>
          </table:table-cell>
          <table:table-cell office:value-type="float" office:value="188" calcext:value-type="float">
            <text:p>188</text:p>
          </table:table-cell>
          <table:table-cell office:value-type="float" office:value="5.702" calcext:value-type="float">
            <text:p>5.702</text:p>
          </table:table-cell>
          <table:table-cell office:value-type="float" office:value="0.321" calcext:value-type="float">
            <text:p>0.321</text:p>
          </table:table-cell>
          <table:table-cell office:value-type="float" office:value="3.056" calcext:value-type="float">
            <text:p>3.056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044316" calcext:value-type="float">
            <text:p>1044316</text:p>
          </table:table-cell>
          <table:table-cell table:style-name="Default" office:value-type="float" office:value="5.82293" calcext:value-type="float">
            <text:p>5.82293</text:p>
          </table:table-cell>
          <table:table-cell office:value-type="float" office:value="184" calcext:value-type="float">
            <text:p>184</text:p>
          </table:table-cell>
          <table:table-cell office:value-type="float" office:value="5.837" calcext:value-type="float">
            <text:p>5.837</text:p>
          </table:table-cell>
          <table:table-cell office:value-type="float" office:value="0.268" calcext:value-type="float">
            <text:p>0.268</text:p>
          </table:table-cell>
          <table:table-cell office:value-type="float" office:value="3.428" calcext:value-type="float">
            <text:p>3.4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riginal speed</text:p>
          </table:table-cell>
          <table:table-cell office:value-type="string" calcext:value-type="string">
            <text:p>mount speed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8.3" calcext:value-type="float">
            <text:p>68.3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0.9" calcext:value-type="float">
            <text:p>40.9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59.5" calcext:value-type="float">
            <text:p>59.5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.3" calcext:value-type="float">
            <text:p>94.3</text:p>
          </table:table-cell>
          <table:table-cell office:value-type="float" office:value="54.5" calcext:value-type="float">
            <text:p>54.5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6.7" calcext:value-type="float">
            <text:p>96.7</text:p>
          </table:table-cell>
          <table:table-cell office:value-type="float" office:value="27.8" calcext:value-type="float">
            <text:p>27.8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4.8" calcext:value-type="float">
            <text:p>74.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3.3" calcext:value-type="float">
            <text:p>93.3</text:p>
          </table:table-cell>
          <table:table-cell office:value-type="float" office:value="61.1" calcext:value-type="float">
            <text:p>61.1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2.3" calcext:value-type="float">
            <text:p>72.3</text:p>
          </table:table-cell>
          <table:table-cell office:value-type="float" office:value="38.4" calcext:value-type="float">
            <text:p>38.4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1.3" calcext:value-type="float">
            <text:p>61.3</text:p>
          </table:table-cell>
          <table:table-cell office:value-type="float" office:value="39.6" calcext:value-type="float">
            <text:p>39.6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11" table:number-columns-repeated="3"/>
          <table:table-cell table:style-name="ce12"/>
          <table:table-cell table:style-name="ce9"/>
          <table:table-cell table:style-name="ce11" table:number-columns-repeated="3"/>
          <table:table-cell table:style-name="ce12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0:37:32.811918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9:59:50.662637090</meta:creation-date>
    <meta:generator>LibreOffice/5.1.6.2$Linux_X86_64 LibreOffice_project/10m0$Build-2</meta:generator>
    <dc:date>2017-12-01T17:51:10.128234467</dc:date>
    <meta:editing-duration>PT2H59M18S</meta:editing-duration>
    <meta:editing-cycles>7</meta:editing-cycles>
    <meta:document-statistic meta:table-count="1" meta:cell-count="3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8.976cm" xlink:href=".." xlink:type="simple" chart:class="chart:scatter" chart:style-name="ch1">
        <chart:title svg:x="5.265cm" svg:y="0.315cm" chart:style-name="ch2">
          <text:p>Sequential: Speed vs. Size</text:p>
        </chart:title>
        <chart:legend chart:legend-position="end" svg:x="11.496cm" svg:y="3.442cm" style:legend-expansion="high" chart:style-name="ch3"/>
        <chart:plot-area chart:style-name="ch4" table:cell-range-address="Sheet1.B3:Sheet1.B26 Sheet1.D3:Sheet1.D26 Sheet1.I3:Sheet1.I26" chart:data-source-has-labels="row" svg:x="1.331cm" svg:y="1.273cm" svg:width="9.845cm" svg:height="6.543cm">
          <chartooo:coordinate-region svg:x="2.138cm" svg:y="1.472cm" svg:width="8.573cm" svg:height="5.697cm"/>
          <chart:axis chart:dimension="x" chart:name="primary-x" chart:style-name="ch5">
            <chart:title svg:x="5.548cm" svg:y="7.995cm" chart:style-name="ch6">
              <text:p>Size (kB)</text:p>
            </chart:title>
            <chart:grid chart:style-name="ch7" chart:class="major"/>
          </chart:axis>
          <chart:axis chart:dimension="y" chart:name="primary-y" chart:style-name="ch5">
            <chart:title svg:x="0.451cm" svg:y="5.58cm" chart:style-name="ch8">
              <text:p>Speed (mB/s)</text:p>
            </chart:title>
            <chart:grid chart:style-name="ch7" chart:class="major"/>
          </chart:axis>
          <chart:series chart:style-name="ch9" chart:values-cell-range-address="Sheet1.D3:Sheet1.D26" loext:label-string="original" chart:class="chart:scatter">
            <chart:domain table:cell-range-address="Sheet1.B3:Sheet1.B26"/>
            <chart:regression-curve chart:style-name="ch10"/>
            <chart:data-point chart:repeated="24"/>
          </chart:series>
          <chart:series chart:style-name="ch11" chart:values-cell-range-address="Sheet1.I3:Sheet1.I26" loext:label-string="mounted" chart:class="chart:scatter">
            <chart:regression-curve chart:style-name="ch1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riginal</text:p>
              </table:table-cell>
              <table:table-cell office:value-type="string">
                <text:p>moun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3:Sheet1.B26</svg:desc>
                </draw:g>
              </table:table-cell>
              <table:table-cell office:value-type="float" office:value="4">
                <text:p>4</text:p>
                <draw:g>
                  <svg:desc>Sheet1.D3:Sheet1.D26</svg:desc>
                </draw:g>
              </table:table-cell>
              <table:table-cell office:value-type="float" office:value="1.6">
                <text:p>1.6</text:p>
                <draw:g>
                  <svg:desc>Sheet1.I3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1.3">
                <text:p>31.3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8.1">
                <text:p>18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48">
                <text:p>148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33">
                <text:p>1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126">
                <text:p>1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178">
                <text:p>178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198">
                <text:p>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147">
                <text:p>147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127">
                <text:p>127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80">
                <text:p>180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92">
                <text:p>8192</text:p>
              </table:table-cell>
              <table:table-cell office:value-type="float" office:value="169">
                <text:p>16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8">
                <text:p>16388</text:p>
              </table:table-cell>
              <table:table-cell office:value-type="float" office:value="174">
                <text:p>174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8">
                <text:p>16388</text:p>
              </table:table-cell>
              <table:table-cell office:value-type="float" office:value="186">
                <text:p>18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88">
                <text:p>16388</text:p>
              </table:table-cell>
              <table:table-cell office:value-type="float" office:value="187">
                <text:p>1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772">
                <text:p>32772</text:p>
              </table:table-cell>
              <table:table-cell office:value-type="float" office:value="199">
                <text:p>199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72">
                <text:p>32772</text:p>
              </table:table-cell>
              <table:table-cell office:value-type="float" office:value="192">
                <text:p>19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772">
                <text:p>32772</text:p>
              </table:table-cell>
              <table:table-cell office:value-type="float" office:value="187">
                <text:p>1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540">
                <text:p>65540</text:p>
              </table:table-cell>
              <table:table-cell office:value-type="float" office:value="189">
                <text:p>18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440">
                <text:p>65440</text:p>
              </table:table-cell>
              <table:table-cell office:value-type="float" office:value="188">
                <text:p>1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440">
                <text:p>65440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76cm" xlink:href=".." xlink:type="simple" chart:class="chart:scatter" chart:style-name="ch1">
        <chart:title svg:x="6.535cm" svg:y="0.316cm" chart:style-name="ch2">
          <text:p>Sequential Read: Time Vs. Size</text:p>
        </chart:title>
        <chart:legend chart:legend-position="end" svg:x="13.32cm" svg:y="3.94cm" style:legend-expansion="high" chart:style-name="ch3"/>
        <chart:plot-area chart:style-name="ch4" table:cell-range-address="Sheet1.B3:Sheet1.C29 Sheet1.H3:Sheet1.H26" chart:data-source-has-labels="row" svg:x="1.33cm" svg:y="1.273cm" svg:width="11.671cm" svg:height="6.543cm">
          <chartooo:coordinate-region svg:x="1.766cm" svg:y="1.472cm" svg:width="10.586cm" svg:height="5.697cm"/>
          <chart:axis chart:dimension="x" chart:name="primary-x" chart:style-name="ch5">
            <chart:title svg:x="6.46cm" svg:y="7.995cm" chart:style-name="ch6">
              <text:p>Size (kB)</text:p>
            </chart:title>
            <chart:grid chart:style-name="ch7" chart:class="major"/>
          </chart:axis>
          <chart:axis chart:dimension="y" chart:name="primary-y" chart:style-name="ch5">
            <chart:title svg:x="0.451cm" svg:y="5.17cm" chart:style-name="ch8">
              <text:p>Time (s)</text:p>
            </chart:title>
            <chart:grid chart:style-name="ch7" chart:class="major"/>
          </chart:axis>
          <chart:series chart:style-name="ch9" chart:values-cell-range-address="Sheet1.C3:Sheet1.C29" loext:label-string="original" chart:class="chart:scatter">
            <chart:domain table:cell-range-address="Sheet1.B3:Sheet1.B29"/>
            <chart:data-point chart:repeated="26"/>
            <chart:data-point chart:style-name="ch10"/>
          </chart:series>
          <chart:series chart:style-name="ch11" chart:values-cell-range-address="Sheet1.H3:Sheet1.H26" loext:label-string="mounted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riginal</text:p>
              </table:table-cell>
              <table:table-cell office:value-type="string">
                <text:p>moun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3:Sheet1.B29</svg:desc>
                </draw:g>
              </table:table-cell>
              <table:table-cell office:value-type="float" office:value="0.00103019">
                <text:p>0.00103019</text:p>
                <draw:g>
                  <svg:desc>Sheet1.C3:Sheet1.C29</svg:desc>
                </draw:g>
              </table:table-cell>
              <table:table-cell office:value-type="float" office:value="0.0025956">
                <text:p>0.0025956</text:p>
                <draw:g>
                  <svg:desc>Sheet1.H3:Sheet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102634">
                <text:p>0.00102634</text:p>
              </table:table-cell>
              <table:table-cell office:value-type="float" office:value="0.00100389">
                <text:p>0.00100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54944">
                <text:p>0.00054944</text:p>
              </table:table-cell>
              <table:table-cell office:value-type="float" office:value="0.000695792">
                <text:p>0.000695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491544">
                <text:p>0.00491544</text:p>
              </table:table-cell>
              <table:table-cell office:value-type="float" office:value="0.0017541">
                <text:p>0.0017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785946">
                <text:p>0.000785946</text:p>
              </table:table-cell>
              <table:table-cell office:value-type="float" office:value="0.00131933">
                <text:p>0.00131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135729">
                <text:p>0.00135729</text:p>
              </table:table-cell>
              <table:table-cell office:value-type="float" office:value="0.00136168">
                <text:p>0.00136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0.00708447">
                <text:p>0.00708447</text:p>
              </table:table-cell>
              <table:table-cell office:value-type="float" office:value="0.0163708">
                <text:p>0.0163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790323">
                <text:p>0.00790323</text:p>
              </table:table-cell>
              <table:table-cell office:value-type="float" office:value="0.0103537">
                <text:p>0.0103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.00832725">
                <text:p>0.00832725</text:p>
              </table:table-cell>
              <table:table-cell office:value-type="float" office:value="0.0102369">
                <text:p>0.0102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235701">
                <text:p>0.0235701</text:p>
              </table:table-cell>
              <table:table-cell office:value-type="float" office:value="0.0871299">
                <text:p>0.0871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.0212216">
                <text:p>0.0212216</text:p>
              </table:table-cell>
              <table:table-cell office:value-type="float" office:value="0.0582175">
                <text:p>0.0582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0284477">
                <text:p>0.0284477</text:p>
              </table:table-cell>
              <table:table-cell office:value-type="float" office:value="0.0492768">
                <text:p>0.0492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0660996">
                <text:p>0.0660996</text:p>
              </table:table-cell>
              <table:table-cell office:value-type="float" office:value="0.227212">
                <text:p>0.227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0465215">
                <text:p>0.0465215</text:p>
              </table:table-cell>
              <table:table-cell office:value-type="float" office:value="0.172399">
                <text:p>0.172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92">
                <text:p>8192</text:p>
              </table:table-cell>
              <table:table-cell office:value-type="float" office:value="0.0495037">
                <text:p>0.0495037</text:p>
              </table:table-cell>
              <table:table-cell office:value-type="float" office:value="0.187154">
                <text:p>0.187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8">
                <text:p>16388</text:p>
              </table:table-cell>
              <table:table-cell office:value-type="float" office:value="0.0963167">
                <text:p>0.0963167</text:p>
              </table:table-cell>
              <table:table-cell office:value-type="float" office:value="0.543861">
                <text:p>0.543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8">
                <text:p>16388</text:p>
              </table:table-cell>
              <table:table-cell office:value-type="float" office:value="0.0899748">
                <text:p>0.0899748</text:p>
              </table:table-cell>
              <table:table-cell office:value-type="float" office:value="0.650123">
                <text:p>0.650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88">
                <text:p>16388</text:p>
              </table:table-cell>
              <table:table-cell office:value-type="float" office:value="0.0896972">
                <text:p>0.0896972</text:p>
              </table:table-cell>
              <table:table-cell office:value-type="float" office:value="0.54034">
                <text:p>0.54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772">
                <text:p>32772</text:p>
              </table:table-cell>
              <table:table-cell office:value-type="float" office:value="0.168859">
                <text:p>0.168859</text:p>
              </table:table-cell>
              <table:table-cell office:value-type="float" office:value="0.546483">
                <text:p>0.5464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72">
                <text:p>32772</text:p>
              </table:table-cell>
              <table:table-cell office:value-type="float" office:value="0.174551">
                <text:p>0.174551</text:p>
              </table:table-cell>
              <table:table-cell office:value-type="float" office:value="0.545835">
                <text:p>0.545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772">
                <text:p>32772</text:p>
              </table:table-cell>
              <table:table-cell office:value-type="float" office:value="0.178979">
                <text:p>0.178979</text:p>
              </table:table-cell>
              <table:table-cell office:value-type="float" office:value="0.541796">
                <text:p>0.541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540">
                <text:p>65540</text:p>
              </table:table-cell>
              <table:table-cell office:value-type="float" office:value="0.354608">
                <text:p>0.354608</text:p>
              </table:table-cell>
              <table:table-cell office:value-type="float" office:value="16.2946">
                <text:p>16.2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440">
                <text:p>65440</text:p>
              </table:table-cell>
              <table:table-cell office:value-type="float" office:value="0.356352">
                <text:p>0.356352</text:p>
              </table:table-cell>
              <table:table-cell office:value-type="float" office:value="16.3094">
                <text:p>16.3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440">
                <text:p>65440</text:p>
              </table:table-cell>
              <table:table-cell office:value-type="float" office:value="0.356644">
                <text:p>0.356644</text:p>
              </table:table-cell>
              <table:table-cell office:value-type="float" office:value="16.7248">
                <text:p>16.7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8.976cm" xlink:href=".." xlink:type="simple" chart:class="chart:scatter" chart:style-name="ch1">
        <chart:title svg:x="4.827cm" svg:y="0.315cm" chart:style-name="ch2">
          <text:p>Sequential Read: Time vs. Size</text:p>
        </chart:title>
        <chart:legend chart:legend-position="end" svg:x="12.077cm" svg:y="3.442cm" style:legend-expansion="high" chart:style-name="ch3"/>
        <chart:plot-area chart:style-name="ch4" table:cell-range-address="Sheet1.B3:Sheet1.C5 Sheet1.B9:Sheet1.C14 Sheet1.H3:Sheet1.H5 Sheet1.H9:Sheet1.H14" chart:data-source-has-labels="row" svg:x="1.33cm" svg:y="1.273cm" svg:width="10.428cm" svg:height="6.543cm">
          <chartooo:coordinate-region svg:x="2.242cm" svg:y="1.472cm" svg:width="9.144cm" svg:height="5.697cm"/>
          <chart:axis chart:dimension="x" chart:name="primary-x" chart:style-name="ch5">
            <chart:title svg:x="5.839cm" svg:y="7.995cm" chart:style-name="ch6">
              <text:p>Size (kB)</text:p>
            </chart:title>
            <chart:grid chart:style-name="ch7" chart:class="minor"/>
          </chart:axis>
          <chart:axis chart:dimension="y" chart:name="primary-y" chart:style-name="ch5">
            <chart:title svg:x="0.451cm" svg:y="5.17cm" chart:style-name="ch8">
              <text:p>Time (s)</text:p>
            </chart:title>
            <chart:grid chart:style-name="ch9" chart:class="major"/>
          </chart:axis>
          <chart:series chart:style-name="ch10" chart:values-cell-range-address="Sheet1.C3:Sheet1.C5 Sheet1.C9:Sheet1.C14" loext:label-string="original" chart:class="chart:scatter">
            <chart:domain table:cell-range-address="Sheet1.B3:Sheet1.B5 Sheet1.B9:Sheet1.B14"/>
            <chart:regression-curve chart:style-name="ch11"/>
            <chart:data-point chart:repeated="9"/>
          </chart:series>
          <chart:series chart:style-name="ch12" chart:values-cell-range-address="Sheet1.H3:Sheet1.H5 Sheet1.H9:Sheet1.H14" loext:label-string="mounted" chart:class="chart:scatter">
            <chart:regression-curve chart:style-name="ch13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original</text:p>
              </table:table-cell>
              <table:table-cell office:value-type="string">
                <text:p>moun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3:Sheet1.B5 Sheet1.B9:Sheet1.B14</svg:desc>
                </draw:g>
              </table:table-cell>
              <table:table-cell office:value-type="float" office:value="0.00103019">
                <text:p>0.00103019</text:p>
                <draw:g>
                  <svg:desc>Sheet1.C3:Sheet1.C5 Sheet1.C9:Sheet1.C14</svg:desc>
                </draw:g>
              </table:table-cell>
              <table:table-cell office:value-type="float" office:value="0.0025956">
                <text:p>0.0025956</text:p>
                <draw:g>
                  <svg:desc>Sheet1.H3:Sheet1.H5 Sheet1.H9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102634">
                <text:p>0.00102634</text:p>
              </table:table-cell>
              <table:table-cell office:value-type="float" office:value="0.00100389">
                <text:p>0.00100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54944">
                <text:p>0.00054944</text:p>
              </table:table-cell>
              <table:table-cell office:value-type="float" office:value="0.000695792">
                <text:p>0.000695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0708447">
                <text:p>0.00708447</text:p>
              </table:table-cell>
              <table:table-cell office:value-type="float" office:value="0.0163708">
                <text:p>0.0163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0790323">
                <text:p>0.00790323</text:p>
              </table:table-cell>
              <table:table-cell office:value-type="float" office:value="0.0103537">
                <text:p>0.0103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00832725">
                <text:p>0.00832725</text:p>
              </table:table-cell>
              <table:table-cell office:value-type="float" office:value="0.0102369">
                <text:p>0.0102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0.0235701">
                <text:p>0.0235701</text:p>
              </table:table-cell>
              <table:table-cell office:value-type="float" office:value="0.0871299">
                <text:p>0.0871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0.0212216">
                <text:p>0.0212216</text:p>
              </table:table-cell>
              <table:table-cell office:value-type="float" office:value="0.0582175">
                <text:p>0.0582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0.0284477">
                <text:p>0.0284477</text:p>
              </table:table-cell>
              <table:table-cell office:value-type="float" office:value="0.0492768">
                <text:p>0.04927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76cm" xlink:href=".." xlink:type="simple" chart:class="chart:scatter" chart:style-name="ch1">
        <chart:title svg:x="6.536cm" svg:y="0.317cm" chart:style-name="ch2">
          <text:p>Sequential Read: Time Vs. Size</text:p>
        </chart:title>
        <chart:legend chart:legend-position="end" svg:x="13.32cm" svg:y="3.94cm" style:legend-expansion="high" chart:style-name="ch3"/>
        <chart:plot-area chart:style-name="ch4" table:cell-range-address="Sheet1.B3:Sheet1.C29 Sheet1.H3:Sheet1.H26" chart:data-source-has-labels="row" svg:x="1.33cm" svg:y="1.273cm" svg:width="11.671cm" svg:height="6.543cm">
          <chartooo:coordinate-region svg:x="1.766cm" svg:y="1.472cm" svg:width="10.586cm" svg:height="5.697cm"/>
          <chart:axis chart:dimension="x" chart:name="primary-x" chart:style-name="ch5">
            <chart:title svg:x="6.46cm" svg:y="7.995cm" chart:style-name="ch6">
              <text:p>Size (kB)</text:p>
            </chart:title>
            <chart:grid chart:style-name="ch7" chart:class="major"/>
          </chart:axis>
          <chart:axis chart:dimension="y" chart:name="primary-y" chart:style-name="ch5">
            <chart:title svg:x="0.451cm" svg:y="5.17cm" chart:style-name="ch8">
              <text:p>Time (s)</text:p>
            </chart:title>
            <chart:grid chart:style-name="ch7" chart:class="major"/>
          </chart:axis>
          <chart:series chart:style-name="ch9" chart:values-cell-range-address="Sheet1.C3:Sheet1.C29" loext:label-string="original" chart:class="chart:scatter">
            <chart:domain table:cell-range-address="Sheet1.B3:Sheet1.B29"/>
            <chart:data-point chart:repeated="26"/>
            <chart:data-point chart:style-name="ch10"/>
          </chart:series>
          <chart:series chart:style-name="ch11" chart:values-cell-range-address="Sheet1.H3:Sheet1.H26" loext:label-string="mounted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riginal</text:p>
              </table:table-cell>
              <table:table-cell office:value-type="string">
                <text:p>moun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3:Sheet1.B29</svg:desc>
                </draw:g>
              </table:table-cell>
              <table:table-cell office:value-type="float" office:value="0.00103019">
                <text:p>0.00103019</text:p>
                <draw:g>
                  <svg:desc>Sheet1.C3:Sheet1.C29</svg:desc>
                </draw:g>
              </table:table-cell>
              <table:table-cell office:value-type="float" office:value="0.0025956">
                <text:p>0.0025956</text:p>
                <draw:g>
                  <svg:desc>Sheet1.H3:Sheet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102634">
                <text:p>0.00102634</text:p>
              </table:table-cell>
              <table:table-cell office:value-type="float" office:value="0.00100389">
                <text:p>0.00100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54944">
                <text:p>0.00054944</text:p>
              </table:table-cell>
              <table:table-cell office:value-type="float" office:value="0.000695792">
                <text:p>0.000695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491544">
                <text:p>0.00491544</text:p>
              </table:table-cell>
              <table:table-cell office:value-type="float" office:value="0.0017541">
                <text:p>0.0017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785946">
                <text:p>0.000785946</text:p>
              </table:table-cell>
              <table:table-cell office:value-type="float" office:value="0.00131933">
                <text:p>0.00131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135729">
                <text:p>0.00135729</text:p>
              </table:table-cell>
              <table:table-cell office:value-type="float" office:value="0.00136168">
                <text:p>0.00136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0.00708447">
                <text:p>0.00708447</text:p>
              </table:table-cell>
              <table:table-cell office:value-type="float" office:value="0.0163708">
                <text:p>0.0163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790323">
                <text:p>0.00790323</text:p>
              </table:table-cell>
              <table:table-cell office:value-type="float" office:value="0.0103537">
                <text:p>0.0103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.00832725">
                <text:p>0.00832725</text:p>
              </table:table-cell>
              <table:table-cell office:value-type="float" office:value="0.0102369">
                <text:p>0.0102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235701">
                <text:p>0.0235701</text:p>
              </table:table-cell>
              <table:table-cell office:value-type="float" office:value="0.0871299">
                <text:p>0.0871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.0212216">
                <text:p>0.0212216</text:p>
              </table:table-cell>
              <table:table-cell office:value-type="float" office:value="0.0582175">
                <text:p>0.0582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0284477">
                <text:p>0.0284477</text:p>
              </table:table-cell>
              <table:table-cell office:value-type="float" office:value="0.0492768">
                <text:p>0.0492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0660996">
                <text:p>0.0660996</text:p>
              </table:table-cell>
              <table:table-cell office:value-type="float" office:value="0.227212">
                <text:p>0.227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0465215">
                <text:p>0.0465215</text:p>
              </table:table-cell>
              <table:table-cell office:value-type="float" office:value="0.172399">
                <text:p>0.172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92">
                <text:p>8192</text:p>
              </table:table-cell>
              <table:table-cell office:value-type="float" office:value="0.0495037">
                <text:p>0.0495037</text:p>
              </table:table-cell>
              <table:table-cell office:value-type="float" office:value="0.187154">
                <text:p>0.187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8">
                <text:p>16388</text:p>
              </table:table-cell>
              <table:table-cell office:value-type="float" office:value="0.0963167">
                <text:p>0.0963167</text:p>
              </table:table-cell>
              <table:table-cell office:value-type="float" office:value="0.543861">
                <text:p>0.543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8">
                <text:p>16388</text:p>
              </table:table-cell>
              <table:table-cell office:value-type="float" office:value="0.0899748">
                <text:p>0.0899748</text:p>
              </table:table-cell>
              <table:table-cell office:value-type="float" office:value="0.650123">
                <text:p>0.650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88">
                <text:p>16388</text:p>
              </table:table-cell>
              <table:table-cell office:value-type="float" office:value="0.0896972">
                <text:p>0.0896972</text:p>
              </table:table-cell>
              <table:table-cell office:value-type="float" office:value="0.54034">
                <text:p>0.54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772">
                <text:p>32772</text:p>
              </table:table-cell>
              <table:table-cell office:value-type="float" office:value="0.168859">
                <text:p>0.168859</text:p>
              </table:table-cell>
              <table:table-cell office:value-type="float" office:value="0.546483">
                <text:p>0.5464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72">
                <text:p>32772</text:p>
              </table:table-cell>
              <table:table-cell office:value-type="float" office:value="0.174551">
                <text:p>0.174551</text:p>
              </table:table-cell>
              <table:table-cell office:value-type="float" office:value="0.545835">
                <text:p>0.545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772">
                <text:p>32772</text:p>
              </table:table-cell>
              <table:table-cell office:value-type="float" office:value="0.178979">
                <text:p>0.178979</text:p>
              </table:table-cell>
              <table:table-cell office:value-type="float" office:value="0.541796">
                <text:p>0.541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540">
                <text:p>65540</text:p>
              </table:table-cell>
              <table:table-cell office:value-type="float" office:value="0.354608">
                <text:p>0.354608</text:p>
              </table:table-cell>
              <table:table-cell office:value-type="float" office:value="16.2946">
                <text:p>16.2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440">
                <text:p>65440</text:p>
              </table:table-cell>
              <table:table-cell office:value-type="float" office:value="0.356352">
                <text:p>0.356352</text:p>
              </table:table-cell>
              <table:table-cell office:value-type="float" office:value="16.3094">
                <text:p>16.3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440">
                <text:p>65440</text:p>
              </table:table-cell>
              <table:table-cell office:value-type="float" office:value="0.356644">
                <text:p>0.356644</text:p>
              </table:table-cell>
              <table:table-cell office:value-type="float" office:value="16.7248">
                <text:p>16.7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8.976cm" xlink:href=".." xlink:type="simple" chart:class="chart:scatter" chart:style-name="ch1">
        <chart:title svg:x="4.723cm" svg:y="0.315cm" chart:style-name="ch2">
          <text:p>Sequential Read: Speed vs Time</text:p>
        </chart:title>
        <chart:legend chart:legend-position="end" svg:x="12.344cm" svg:y="3.442cm" style:legend-expansion="high" chart:style-name="ch3"/>
        <chart:plot-area chart:style-name="ch4" table:cell-range-address="Sheet1.A34:Sheet1.A43 Sheet1.B35:Sheet1.C43" chart:data-source-has-labels="row" svg:x="1.331cm" svg:y="1.273cm" svg:width="10.693cm" svg:height="6.543cm">
          <chartooo:coordinate-region svg:x="1.952cm" svg:y="1.472cm" svg:width="9.606cm" svg:height="5.697cm"/>
          <chart:axis chart:dimension="x" chart:name="primary-x" chart:style-name="ch5">
            <chart:title svg:x="5.972cm" svg:y="7.995cm" chart:style-name="ch6">
              <text:p>Size (kB)</text:p>
            </chart:title>
          </chart:axis>
          <chart:axis chart:dimension="y" chart:name="primary-y" chart:style-name="ch5">
            <chart:title svg:x="0.451cm" svg:y="5.58cm" chart:style-name="ch7">
              <text:p>Speed (MB/s)</text:p>
            </chart:title>
            <chart:grid chart:style-name="ch8" chart:class="major"/>
          </chart:axis>
          <chart:series chart:style-name="ch9" chart:values-cell-range-address="Sheet1.B35:Sheet1.B43" loext:label-string="original" chart:class="chart:scatter">
            <chart:domain table:cell-range-address="Sheet1.A35:Sheet1.A43"/>
            <chart:regression-curve chart:style-name="ch10"/>
            <chart:data-point chart:repeated="9"/>
          </chart:series>
          <chart:series chart:style-name="ch11" chart:values-cell-range-address="Sheet1.C35:Sheet1.C43" loext:label-string="mount" chart:class="chart:scatter">
            <chart:regression-curve chart:style-name="ch12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iginal</text:p>
              </table:table-cell>
              <table:table-cell office:value-type="string">
                <text:p>mou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5:Sheet1.A43</svg:desc>
                </draw:g>
              </table:table-cell>
              <table:table-cell office:value-type="float" office:value="53">
                <text:p>53</text:p>
                <draw:g>
                  <svg:desc>Sheet1.B35:Sheet1.B43</svg:desc>
                </draw:g>
              </table:table-cell>
              <table:table-cell office:value-type="float" office:value="68.3">
                <text:p>68.3</text:p>
                <draw:g>
                  <svg:desc>Sheet1.C35:Sheet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76.1">
                <text:p>76.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94.3">
                <text:p>94.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96.7">
                <text:p>96.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74.8">
                <text:p>74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93.3">
                <text:p>93.3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72.3">
                <text:p>72.3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61.3">
                <text:p>61.3</text:p>
              </table:table-cell>
              <table:table-cell office:value-type="float" office:value="39.6">
                <text:p>39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